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52/content.xml" manifest:media-type="text/xml"/>
  <manifest:file-entry manifest:full-path="Object 52/styles.xml" manifest:media-type="text/xml"/>
  <manifest:file-entry manifest:full-path="Object 52/settings.xml" manifest:media-type="text/xml"/>
  <manifest:file-entry manifest:full-path="Object 52/" manifest:version="1.3" manifest:media-type="application/vnd.oasis.opendocument.graphics"/>
  <manifest:file-entry manifest:full-path="content.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text-properties officeooo:rsid="00f60db2" officeooo:paragraph-rsid="00f60db2"/>
    </style:style>
    <style:style style:name="P90" style:family="paragraph" style:parent-style-name="Standard">
      <style:text-properties officeooo:rsid="00f70171" officeooo:paragraph-rsid="00f70171"/>
    </style:style>
    <style:style style:name="P91" style:family="paragraph" style:parent-style-name="Standard">
      <style:text-properties officeooo:rsid="00f75582" officeooo:paragraph-rsid="00f75582"/>
    </style:style>
    <style:style style:name="P92" style:family="paragraph" style:parent-style-name="Standard">
      <style:text-properties officeooo:rsid="00f92256" officeooo:paragraph-rsid="00f92256"/>
    </style:style>
    <style:style style:name="P93" style:family="paragraph" style:parent-style-name="Standard">
      <style:text-properties officeooo:rsid="00ff03b3" officeooo:paragraph-rsid="00ff03b3"/>
    </style:style>
    <style:style style:name="P94" style:family="paragraph" style:parent-style-name="Standard">
      <style:text-properties officeooo:rsid="0102013b" officeooo:paragraph-rsid="0102013b"/>
    </style:style>
    <style:style style:name="P95" style:family="paragraph" style:parent-style-name="Standard">
      <style:text-properties officeooo:rsid="00fa4c1c" officeooo:paragraph-rsid="00fa4c1c"/>
    </style:style>
    <style:style style:name="P96" style:family="paragraph" style:parent-style-name="Standard">
      <style:text-properties officeooo:rsid="0102a1e6" officeooo:paragraph-rsid="0102a1e6"/>
    </style:style>
    <style:style style:name="P97" style:family="paragraph" style:parent-style-name="Standard">
      <style:text-properties officeooo:rsid="0102e790" officeooo:paragraph-rsid="0102e790"/>
    </style:style>
    <style:style style:name="P98" style:family="paragraph" style:parent-style-name="Standard">
      <style:text-properties officeooo:rsid="0104fcfd" officeooo:paragraph-rsid="0104fcfd"/>
    </style:style>
    <style:style style:name="P99" style:family="paragraph" style:parent-style-name="Standard">
      <style:text-properties officeooo:rsid="00ff206f" officeooo:paragraph-rsid="00ff206f"/>
    </style:style>
    <style:style style:name="P100" style:family="paragraph" style:parent-style-name="Standard">
      <style:text-properties officeooo:rsid="0107a265" officeooo:paragraph-rsid="0107a265"/>
    </style:style>
    <style:style style:name="P101" style:family="paragraph" style:parent-style-name="Standard">
      <style:paragraph-properties fo:text-align="start" style:justify-single-word="false">
        <style:tab-stops/>
      </style:paragraph-properties>
    </style:style>
    <style:style style:name="P102" style:family="paragraph" style:parent-style-name="Standard">
      <style:paragraph-properties fo:text-align="end" style:justify-single-word="false">
        <style:tab-stops/>
      </style:paragraph-properties>
    </style:style>
    <style:style style:name="P103" style:family="paragraph" style:parent-style-name="Standard">
      <style:text-properties officeooo:rsid="0108f4a7" officeooo:paragraph-rsid="0108f4a7"/>
    </style:style>
    <style:style style:name="P104" style:family="paragraph" style:parent-style-name="Standard">
      <style:text-properties officeooo:rsid="0109e225" officeooo:paragraph-rsid="0109e225"/>
    </style:style>
    <style:style style:name="P105" style:family="paragraph" style:parent-style-name="Standard">
      <style:text-properties officeooo:rsid="010bade2" officeooo:paragraph-rsid="010bade2"/>
    </style:style>
    <style:style style:name="P106" style:family="paragraph" style:parent-style-name="Standard">
      <style:text-properties officeooo:rsid="010d7aea" officeooo:paragraph-rsid="010d7aea"/>
    </style:style>
    <style:style style:name="P107" style:family="paragraph" style:parent-style-name="Standard">
      <style:text-properties officeooo:rsid="010dcf98" officeooo:paragraph-rsid="010dcf98"/>
    </style:style>
    <style:style style:name="P108" style:family="paragraph" style:parent-style-name="Standard">
      <style:text-properties officeooo:rsid="01104438" officeooo:paragraph-rsid="01104438"/>
    </style:style>
    <style:style style:name="P109" style:family="paragraph" style:parent-style-name="Standard">
      <style:text-properties officeooo:rsid="0112d1fd" officeooo:paragraph-rsid="0112d1fd"/>
    </style:style>
    <style:style style:name="P110" style:family="paragraph" style:parent-style-name="Standard">
      <style:text-properties officeooo:rsid="011431ba" officeooo:paragraph-rsid="011431ba"/>
    </style:style>
    <style:style style:name="P111" style:family="paragraph" style:parent-style-name="Standard">
      <style:text-properties officeooo:rsid="0115e2f6" officeooo:paragraph-rsid="0115e2f6"/>
    </style:style>
    <style:style style:name="P112" style:family="paragraph" style:parent-style-name="Standard">
      <style:text-properties officeooo:rsid="01168a3e" officeooo:paragraph-rsid="01168a3e"/>
    </style:style>
    <style:style style:name="P113" style:family="paragraph" style:parent-style-name="Standard">
      <style:text-properties officeooo:rsid="0119be4c" officeooo:paragraph-rsid="0119be4c"/>
    </style:style>
    <style:style style:name="P114" style:family="paragraph" style:parent-style-name="Standard">
      <style:text-properties officeooo:rsid="011d348d" officeooo:paragraph-rsid="011d348d"/>
    </style:style>
    <style:style style:name="P115" style:family="paragraph" style:parent-style-name="Standard">
      <style:text-properties officeooo:rsid="011ed0f6" officeooo:paragraph-rsid="011ed0f6"/>
    </style:style>
    <style:style style:name="P116" style:family="paragraph" style:parent-style-name="Standard">
      <style:text-properties officeooo:rsid="0120edc3" officeooo:paragraph-rsid="0120edc3"/>
    </style:style>
    <style:style style:name="P117" style:family="paragraph" style:parent-style-name="Standard">
      <style:text-properties officeooo:rsid="01215267" officeooo:paragraph-rsid="01215267"/>
    </style:style>
    <style:style style:name="P118" style:family="paragraph" style:parent-style-name="Standard">
      <style:text-properties officeooo:rsid="0121b8f1" officeooo:paragraph-rsid="0121b8f1"/>
    </style:style>
    <style:style style:name="P119" style:family="paragraph" style:parent-style-name="Standard">
      <style:text-properties officeooo:rsid="01241b53" officeooo:paragraph-rsid="01241b53"/>
    </style:style>
    <style:style style:name="P120" style:family="paragraph" style:parent-style-name="Standard">
      <style:text-properties officeooo:rsid="01259bdc" officeooo:paragraph-rsid="01259bdc"/>
    </style:style>
    <style:style style:name="P121" style:family="paragraph" style:parent-style-name="Standard">
      <style:text-properties officeooo:rsid="0126987c" officeooo:paragraph-rsid="0126987c"/>
    </style:style>
    <style:style style:name="P122" style:family="paragraph" style:parent-style-name="Standard">
      <style:text-properties officeooo:rsid="01294e54" officeooo:paragraph-rsid="01294e54"/>
    </style:style>
    <style:style style:name="P123" style:family="paragraph" style:parent-style-name="Standard">
      <style:text-properties officeooo:rsid="012b4a01" officeooo:paragraph-rsid="012b4a01"/>
    </style:style>
    <style:style style:name="P124" style:family="paragraph" style:parent-style-name="Standard">
      <style:text-properties officeooo:rsid="01324de0" officeooo:paragraph-rsid="01324de0"/>
    </style:style>
    <style:style style:name="P125" style:family="paragraph" style:parent-style-name="Standard">
      <style:text-properties officeooo:rsid="0134fcf0" officeooo:paragraph-rsid="0134fcf0"/>
    </style:style>
    <style:style style:name="P126" style:family="paragraph" style:parent-style-name="Standard">
      <style:text-properties officeooo:rsid="0136bba6" officeooo:paragraph-rsid="0136bba6"/>
    </style:style>
    <style:style style:name="P127" style:family="paragraph" style:parent-style-name="Standard">
      <style:text-properties officeooo:rsid="0138555f" officeooo:paragraph-rsid="0138555f"/>
    </style:style>
    <style:style style:name="P128" style:family="paragraph" style:parent-style-name="Standard">
      <style:text-properties officeooo:rsid="013e5eb2" officeooo:paragraph-rsid="013e5eb2"/>
    </style:style>
    <style:style style:name="P129" style:family="paragraph" style:parent-style-name="Standard">
      <style:text-properties officeooo:rsid="013ecf63" officeooo:paragraph-rsid="013ecf63"/>
    </style:style>
    <style:style style:name="P130" style:family="paragraph" style:parent-style-name="Standard">
      <style:text-properties officeooo:rsid="01417d0a" officeooo:paragraph-rsid="01417d0a"/>
    </style:style>
    <style:style style:name="P131" style:family="paragraph" style:parent-style-name="Standard">
      <style:text-properties officeooo:rsid="0142f0f3" officeooo:paragraph-rsid="0142f0f3"/>
    </style:style>
    <style:style style:name="P132" style:family="paragraph" style:parent-style-name="Standard">
      <style:text-properties officeooo:rsid="01441789" officeooo:paragraph-rsid="01441789"/>
    </style:style>
    <style:style style:name="P133" style:family="paragraph" style:parent-style-name="Standard">
      <style:text-properties officeooo:rsid="014a3a81" officeooo:paragraph-rsid="014a3a81"/>
    </style:style>
    <style:style style:name="P134" style:family="paragraph" style:parent-style-name="Standard">
      <style:text-properties officeooo:rsid="014c99c6" officeooo:paragraph-rsid="014c99c6"/>
    </style:style>
    <style:style style:name="P135" style:family="paragraph" style:parent-style-name="Standard">
      <style:text-properties officeooo:rsid="014dd63e" officeooo:paragraph-rsid="014dd63e"/>
    </style:style>
    <style:style style:name="P136" style:family="paragraph" style:parent-style-name="Standard">
      <style:text-properties officeooo:rsid="014f6b75" officeooo:paragraph-rsid="014f6b75"/>
    </style:style>
    <style:style style:name="P137" style:family="paragraph" style:parent-style-name="Standard">
      <style:text-properties officeooo:rsid="0151286e" officeooo:paragraph-rsid="0151286e"/>
    </style:style>
    <style:style style:name="P138" style:family="paragraph" style:parent-style-name="Standard">
      <style:text-properties officeooo:rsid="0153273f" officeooo:paragraph-rsid="0153273f"/>
    </style:style>
    <style:style style:name="P139" style:family="paragraph" style:parent-style-name="Standard">
      <style:text-properties officeooo:rsid="0154175d" officeooo:paragraph-rsid="0154175d"/>
    </style:style>
    <style:style style:name="P140" style:family="paragraph" style:parent-style-name="Standard">
      <style:text-properties officeooo:rsid="0154c5f0" officeooo:paragraph-rsid="0154c5f0"/>
    </style:style>
    <style:style style:name="P141" style:family="paragraph" style:parent-style-name="Standard">
      <style:text-properties officeooo:rsid="01554f5c" officeooo:paragraph-rsid="01554f5c"/>
    </style:style>
    <style:style style:name="P142" style:family="paragraph" style:parent-style-name="Standard">
      <style:text-properties officeooo:rsid="01556771" officeooo:paragraph-rsid="01556771"/>
    </style:style>
    <style:style style:name="P143" style:family="paragraph" style:parent-style-name="Standard">
      <style:text-properties officeooo:rsid="0156d8a3" officeooo:paragraph-rsid="0156d8a3"/>
    </style:style>
    <style:style style:name="P144" style:family="paragraph" style:parent-style-name="Heading_20_1">
      <style:paragraph-properties fo:break-before="page"/>
    </style:style>
    <style:style style:name="P145" style:family="paragraph" style:parent-style-name="Standard">
      <style:text-properties officeooo:rsid="0156d8a3" officeooo:paragraph-rsid="0156d8a3"/>
    </style:style>
    <style:style style:name="P146" style:family="paragraph" style:parent-style-name="Standard">
      <style:text-properties officeooo:rsid="01587060" officeooo:paragraph-rsid="01587060"/>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T40" style:family="text">
      <style:text-properties officeooo:rsid="010e2f88"/>
    </style:style>
    <style:style style:name="T41" style:family="text">
      <style:text-properties officeooo:rsid="011159d6"/>
    </style:style>
    <style:style style:name="T42" style:family="text">
      <style:text-properties officeooo:rsid="0116e68f"/>
    </style:style>
    <style:style style:name="T43" style:family="text">
      <style:text-properties officeooo:rsid="0122f536"/>
    </style:style>
    <style:style style:name="T44" style:family="text">
      <style:text-properties officeooo:rsid="012fa69c"/>
    </style:style>
    <style:style style:name="T45" style:family="text">
      <style:text-properties officeooo:rsid="01313caa"/>
    </style:style>
    <style:style style:name="T46" style:family="text">
      <style:text-properties officeooo:rsid="01317030"/>
    </style:style>
    <style:style style:name="T47" style:family="text">
      <style:text-properties officeooo:rsid="0131fdb8"/>
    </style:style>
    <style:style style:name="T48" style:family="text">
      <style:text-properties officeooo:rsid="01417d0a"/>
    </style:style>
    <style:style style:name="T49" style:family="text">
      <style:text-properties officeooo:rsid="0158bc23"/>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3cm" svg:width="15.438cm" svg:height="1.182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1"><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2"><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43"><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4"><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5"><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6"><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7"><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5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3cm" svg:width="15.937cm" svg:height="1.182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1"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1"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1"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2" draw:name="Object52" text:anchor-type="char" svg:width="14.101cm" svg:height="9.999cm" draw:z-index="40"><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86">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89">They pay the church by sin-guilting hell scared women and men to come and donate to the church.</text:p>
      <text:p text:style-name="P89">Those people then come and pay the priest for confession.</text:p>
      <text:p text:style-name="P89"/>
      <text:p text:style-name="P90">The unequal amount of gravity is from one “side” having 144 parallel planets, while the other having only one.</text:p>
      <text:p text:style-name="P90">And the gravity is shared.</text:p>
      <text:p text:style-name="P90">This is because gravity is effectively 6d so it would be representable its spin by 5 wave functions.</text:p>
      <text:p text:style-name="P90">This is sans the Babbel tower.</text:p>
      <text:p text:style-name="P90">The Babbel tower reduces the spin of gravity to 4d.</text:p>
      <text:p text:style-name="P90">The gravitational dimesion divergent / radius dimension presumably remains dual.</text:p>
      <text:p text:style-name="P90">It is the “inter-parallel world” dimension.</text:p>
      <text:p text:style-name="P90">3 energy levels</text:p>
      <text:p text:style-name="P90"><text:soft-page-break/>4 entropy levels</text:p>
      <text:p text:style-name="P90">2x2=4 “gender swap” of entropy and energy.</text:p>
      <text:p text:style-name="P90">=48 planets </text:p>
      <text:p text:style-name="P90">2 inside and 2 outside</text:p>
      <text:p text:style-name="P91">from dimension matching blue people→ gravity layer</text:p>
      <text:p text:style-name="P91">it is 8 “castes”</text:p>
      <text:p text:style-name="P91">5 hindu castes</text:p>
      <text:p text:style-name="P91">the dead</text:p>
      <text:p text:style-name="P91">the immortals</text:p>
      <text:p text:style-name="P91">the <text:span text:style-name="T35">demons / asuras</text:span></text:p>
      <text:p text:style-name="P92">The parasite loka is what is left of the original mono planet, it was mined completely to turn into floating cities, while the “energy” side of the inner planet was brought from outside.</text:p>
      <text:p text:style-name="P95">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6">Note the paper suggests 10x size but this could be approximate or the beings could have mined some extra material on top of making the Earth’s “energy” matter shell.</text:p>
      <text:p text:style-name="P93">The “demigod” would have evolved on Venus and then created the Earth.</text:p>
      <text:p text:style-name="P94">They genetically engineered themselves to have an Emdrive shaped skull and long neck/head.</text:p>
      <text:p text:style-name="P94">This allows them to generate power without having a free energy device in their biology, which, in the parasite loka, would give them some kind of immortality if they made at least one Buddha like sacrifice.</text:p>
      <text:p text:style-name="P97">The planet that rotates around the Sun in about 12000 years would then be the Nubiru <text:s/>/ planet 9 and not the Earth. The four yugas are the alignment of Nubiru with whatever season.</text:p>
      <text:p text:style-name="P98">The observed gravity on Earth is 2.88 m/s^2 in the 1.7 factor adjusted units. Gravity constant is in the adjusted units.</text:p>
      <text:p text:style-name="P99"/>
      <text:p text:style-name="P100">Human beings are right in the quasi quadratic dependence between linear size and effective mass.</text:p>
      <text:p text:style-name="P100"/>
      <text:p text:style-name="P100"/>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1</text:p>
          </table:table-cell>
          <table:table-cell table:style-name="Table1.A1" office:value-type="string">
            <text:p text:style-name="P102">9.99999999E-10</text:p>
          </table:table-cell>
          <table:table-cell table:style-name="Table1.A1" office:value-type="string">
            <text:p text:style-name="P101"/>
          </table:table-cell>
          <table:table-cell table:style-name="Table1.A1" office:value-type="string">
            <text:p text:style-name="P102">4500</text:p>
          </table:table-cell>
          <table:table-cell table:style-name="Table1.A1" office:value-type="string">
            <text:p text:style-name="P102">510</text:p>
          </table:table-cell>
          <table:table-cell table:style-name="Table1.A1" office:value-type="string">
            <text:p text:style-name="P102">1628.60823529412</text:p>
          </table:table-cell>
          <table:table-cell table:style-name="Table1.A1" office:value-type="string">
            <text:p text:style-name="P101"/>
          </table:table-cell>
        </table:table-row>
        <table:table-row table:style-name="Table1.1">
          <table:table-cell table:style-name="Table1.A1" office:value-type="string">
            <text:p text:style-name="P102">0.002</text:p>
          </table:table-cell>
          <table:table-cell table:style-name="Table1.A1" office:value-type="string">
            <text:p text:style-name="P102">7.999999936E-09</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3</text:p>
          </table:table-cell>
          <table:table-cell table:style-name="Table1.A1" office:value-type="string">
            <text:p text:style-name="P102">2.6999999271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1601.25379127686</text:p>
          </table:table-cell>
        </table:table-row>
        <table:table-row table:style-name="Table1.1">
          <table:table-cell table:style-name="Table1.A1" office:value-type="string">
            <text:p text:style-name="P102">0.004</text:p>
          </table:table-cell>
          <table:table-cell table:style-name="Table1.A1" office:value-type="string">
            <text:p text:style-name="P102">6.39999959040003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5</text:p>
          </table:table-cell>
          <table:table-cell table:style-name="Table1.A1" office:value-type="string">
            <text:p text:style-name="P102">1.24999984375002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0.991566332210342</text:p>
          </table:table-cell>
          <table:table-cell table:style-name="Table1.A1" office:value-type="string">
            <text:p text:style-name="P101"/>
          </table:table-cell>
        </table:table-row>
        <table:table-row table:style-name="Table1.1">
          <table:table-cell table:style-name="Table1.A1" office:value-type="string">
            <text:p text:style-name="P102">0.006</text:p>
          </table:table-cell>
          <table:table-cell table:style-name="Table1.A1" office:value-type="string">
            <text:p text:style-name="P102">2.15999953344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7</text:p>
          </table:table-cell>
          <table:table-cell table:style-name="Table1.A1" office:value-type="string">
            <text:p text:style-name="P102">3.429998823510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8</text:p>
          </table:table-cell>
          <table:table-cell table:style-name="Table1.A1" office:value-type="string">
            <text:p text:style-name="P102">5.1199973785613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9</text:p>
          </table:table-cell>
          <table:table-cell table:style-name="Table1.A1" office:value-type="string">
            <text:p text:style-name="P102">7.28999468559388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text:p>
          </table:table-cell>
          <table:table-cell table:style-name="Table1.A1" office:value-type="string">
            <text:p text:style-name="P102">9.999990000010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1</text:p>
          </table:table-cell>
          <table:table-cell table:style-name="Table1.A1" office:value-type="string">
            <text:p text:style-name="P102">1.33099822<text:soft-page-break/>8441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2</text:p>
          </table:table-cell>
          <table:table-cell table:style-name="Table1.A1" office:value-type="string">
            <text:p text:style-name="P102">1.727997014021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3</text:p>
          </table:table-cell>
          <table:table-cell table:style-name="Table1.A1" office:value-type="string">
            <text:p text:style-name="P102">2.19699517320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4</text:p>
          </table:table-cell>
          <table:table-cell table:style-name="Table1.A1" office:value-type="string">
            <text:p text:style-name="P102">2.7439924704846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5</text:p>
          </table:table-cell>
          <table:table-cell table:style-name="Table1.A1" office:value-type="string">
            <text:p text:style-name="P102">3.37498860941344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6</text:p>
          </table:table-cell>
          <table:table-cell table:style-name="Table1.A1" office:value-type="string">
            <text:p text:style-name="P102">4.0959832228527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7</text:p>
          </table:table-cell>
          <table:table-cell table:style-name="Table1.A1" office:value-type="string">
            <text:p text:style-name="P102">4.9129758625495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8</text:p>
          </table:table-cell>
          <table:table-cell table:style-name="Table1.A1" office:value-type="string">
            <text:p text:style-name="P102">5.831965987974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9</text:p>
          </table:table-cell>
          <table:table-cell table:style-name="Table1.A1" office:value-type="string">
            <text:p text:style-name="P102">6.8589529544416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text:p>
          </table:table-cell>
          <table:table-cell table:style-name="Table1.A1" office:value-type="string">
            <text:p text:style-name="P102">7.99993600051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1</text:p>
          </table:table-cell>
          <table:table-cell table:style-name="Table1.A1" office:value-type="string">
            <text:p text:style-name="P102">9.26091423467327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2</text:p>
          </table:table-cell>
          <table:table-cell table:style-name="Table1.A1" office:value-type="string">
            <text:p text:style-name="P102">1.06478866213033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3</text:p>
          </table:table-cell>
          <table:table-cell table:style-name="Table1.A1" office:value-type="string">
            <text:p text:style-name="P102">1.21668519659121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4</text:p>
          </table:table-cell>
          <table:table-cell table:style-name="Table1.A1" office:value-type="string">
            <text:p text:style-name="P102">1.382380889966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5</text:p>
          </table:table-cell>
          <table:table-cell table:style-name="Table1.A1" office:value-type="string">
            <text:p text:style-name="P102">1.56247558631896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6</text:p>
          </table:table-cell>
          <table:table-cell table:style-name="Table1.A1" office:value-type="string">
            <text:p text:style-name="P102">1.75756910896534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7</text:p>
          </table:table-cell>
          <table:table-cell table:style-name="Table1.A1" office:value-type="string">
            <text:p text:style-name="P102">1.9682612587136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8</text:p>
          </table:table-cell>
          <table:table-cell table:style-name="Table1.A1" office:value-type="string">
            <text:p text:style-name="P102">2.1951518120274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9</text:p>
          </table:table-cell>
          <table:table-cell table:style-name="Table1.A1" office:value-type="string">
            <text:p text:style-name="P102">2.438840519118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text:p>
          </table:table-cell>
          <table:table-cell table:style-name="Table1.A1" office:value-type="string">
            <text:p text:style-name="P102">2.6999271019682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1</text:p>
          </table:table-cell>
          <table:table-cell table:style-name="Table1.A1" office:value-type="string">
            <text:p text:style-name="P102">2.9790112522757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2</text:p>
          </table:table-cell>
          <table:table-cell table:style-name="Table1.A1" office:value-type="string">
            <text:p text:style-name="P102">3.2766926293359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
      <text:p text:style-name="Standard"/>
      <text:p text:style-name="P100">This given that the human being moves with a speed in proportion to its height (save for extreme training).</text:p>
      <text:p text:style-name="P100"/>
      <text:p text:style-name="P100">Thus about 1.6 KW is extractable from a kilogram of mass. The reason the parasite loka extracts more is because its own mass reduces, but they don’t notice it. This is because they keep getting sacrifices from the humans.</text:p>
      <text:p text:style-name="P100"/>
      <text:p text:style-name="P103"><text:soft-page-break/>This means that the warp drive under ideal conditions would consume only about 1600 W per 1KG of kinetic energy it has produced if used for space travel.</text:p>
      <text:p text:style-name="P104">This doesn’t mean it can completely stop its engine and hang on orbit without expending any mass, because if it did that it would make the beings on board mortal and not guaranteed to reincarnate if they die.</text:p>
      <text:p text:style-name="P105">Thus to have a replicator we need 8-10 MW of free energy generators per person.</text:p>
      <text:p text:style-name="P105">This translates to 10^16 watts.</text:p>
      <text:p text:style-name="P105">Half the sunlight of a whole “planet” as free energy generators.</text:p>
      <text:p text:style-name="P105">Now since the energy multiplies 24 times, it only needs to be 1/48th of the sunlight of a whole “planet” if the free energy generators feed power to all of them.</text:p>
      <text:p text:style-name="P105">This translates to 200KW of power generation per person.</text:p>
      <text:p text:style-name="P105">This could be achieved by going to work in a flying electric car.</text:p>
      <text:p text:style-name="P105">This gives the parasite loka a hull of about 2cm of aluminium if assuming the hull is about 40% of the total mass and there are 10 parasite lokas 2x5 all at gravity level.</text:p>
      <text:p text:style-name="P106">And why aren’t we going to have the flying electric cars – it is because then we’d stop feeling guilty and then we’d stop sacrificing to the parasite loka and they would fall crashing down.</text:p>
      <text:p text:style-name="P106">So to have this we’d need to sacrifice a piece of break with a bit of oil instead of our “cancelled” children.</text:p>
      <text:p text:style-name="P107">The “half essence” beings are essentially 14, 7 lords of Hell and 7 spirits of the Lord. For the “main” hindu lokas leaders, but they are not necessarily their leaders.</text:p>
      <text:p text:style-name="P107">This is the “maximum yagna” state which is damnation to some and enlightenment to some others.</text:p>
      <text:p text:style-name="P107">This is the meaning of Allah – it is the AL and AH sub registers of two ASCII characters.</text:p>
      <text:p text:style-name="P107">The beings who came up with it had a 7 bit byte.</text:p>
      <text:p text:style-name="P107">It also means, if we assume 10 Vishnu avatars with 10 physices, in each three essences – Brahma, Karma, and Sati, then the Allah is about 99% yagna and 1% self.</text:p>
      <text:p text:style-name="P107">Thus the 99 names of Allah in the Quran.</text:p>
      <text:p text:style-name="P107">This <text:span text:style-name="T40">physics </text:span>theory is presumably only one of the main avatara of Vishnu, <text:span text:style-name="T40">containing the universe,</text:span> and the Brahma subset of its realities.</text:p>
      <text:p text:style-name="P107">Thus it is only knowledge of about 1/30th of reality and some hints for the others.</text:p>
      <text:p text:style-name="P108">However if we assume that the other “philosophies” won’t be vastly different from the reshuffled equations, then it is more like half of reality, for 5 of the 10 avatara <text:span text:style-name="T41">of Vishnu or all of the 5 avatara of Shiva</text:span>.</text:p>
      <text:p text:style-name="P109">The other main 5 avatara of Vishnu are not containers of universes they are his 5 essences, where he lives whithin the world as a immortal and doesn’t have the world experienced as inside Himself.</text:p>
      <text:p text:style-name="P107"/>
      <text:p text:style-name="P110">Thus the Brahma is the Snake and Egg, The Vishnu/Jesus is the Sheep/Sati reality and the Karma is a squid/octopus that the snake ate before creating the universe.</text:p>
      <text:p text:style-name="P110">And Karma consists of tiny squids. They swim in the Snake’s nest. And the snake lives inside the Sheep, which is the mammal, in our case, human.</text:p>
      <text:p text:style-name="P110">If the Snake doesn’t eat its squids, they start producing pearls, which pollute the Snake’s nest. The Snake is then beaten to get rid of the pearls, which is what the bad worlds do to it.</text:p>
      <text:p text:style-name="P110">To beat the Snake the “demons” insert rods or pipes inside the Sheep’s openings.</text:p>
      <text:p text:style-name="P111">In more extreme hells, they would pierce the Sheep.</text:p>
      <text:p text:style-name="P112">Now if there are 10 essences, and up to 7 for us, that means that the pre babbel tower “demigods” did 3 Buddha sacrifices to get to the gravity level.</text:p>
      <text:p text:style-name="P112">Thus they are immortal, cannot be damned forever, and, they then split in two:</text:p>
      <text:p text:style-name="P112">Horned beasts: They have mass repressions and no warmachine</text:p>
      <text:p text:style-name="P112">Cone headed gray: They have war machine and no mass repressions</text:p>
      <text:p text:style-name="P112">The cone headed grays are trying to pick people’s pearls through their anus when they kidnap them. <text:span text:style-name="T42">Or they are trying to learn about our own “dogfood” i.e. karma squids.</text:span></text:p>
      <text:p text:style-name="P113">It is well defined of which layer are male and which female.</text:p>
      <text:p text:style-name="P113">The male layers are: half an essence, two essences, six essences</text:p>
      <text:p text:style-name="P113"><text:soft-page-break/>The female layers are: one essence, four essence.</text:p>
      <text:p text:style-name="P114">During pregnancy the count of essences between a man and a woman is readjusted to allow for the baby’s energy body to get into the woman.</text:p>
      <text:p text:style-name="P114">So technically expecting parents are energetically gender swapped even though they are biologically still their original gender.</text:p>
      <text:p text:style-name="P114"/>
      <text:p text:style-name="P115">There are 8 gender identities, split by three criteria:</text:p>
      <text:p text:style-name="P115">1. Male/ Female</text:p>
      <text:p text:style-name="P115">2. Gay / Straight</text:p>
      <text:p text:style-name="P115">3. Feminine / Masculine</text:p>
      <text:p text:style-name="P115"/>
      <text:p text:style-name="P115">Feminine men don’t need to go transgender. They can stay men and feminine.</text:p>
      <text:p text:style-name="P115">Masculine women are simply “bitches” and they too needn’t change their gender.</text:p>
      <text:p text:style-name="P115"/>
      <text:p text:style-name="P115">We should not ostracise feminine men and “bitches” too much or they will want to go transgender.</text:p>
      <text:p text:style-name="P115"/>
      <text:p text:style-name="P115">For criterion for the entropy gender:</text:p>
      <text:p text:style-name="P115">Intelligence / intuition</text:p>
      <text:p text:style-name="P115">introvert / extrovert</text:p>
      <text:p text:style-name="P115">Materialist / Religious</text:p>
      <text:p text:style-name="P115">Einsteinist / Aetherist</text:p>
      <text:p text:style-name="P115"/>
      <text:p text:style-name="P115">The fourth criterion is imprecise as something other than the chosen type of physics might be behind such choice.</text:p>
      <text:p text:style-name="P115"/>
      <text:p text:style-name="P116">The ideas of the West are essentially to burn heretics.</text:p>
      <text:p text:style-name="P116">That’s why they for example don’t spare a tear if catholic or orthodox suffer, but hey don’t care at all if muslims or for example Egyptian orthodox suffer.</text:p>
      <text:p text:style-name="P116">Thats also why they threw Ukraine under the bus by making it fight to the last Ukrainian – its because the East Ukraine dialect of Russian language makes some verses from the bible sound like Jesus was married to Mary Magdalene, and that it is not a sin to look at a woman with lust in your heart, but it is only a sin if you look a second time, because then you did so out of choice, which would mean that all these monks who “fought” the “adulterous spirit” wasted their time. It makes Catholics and other Eastern Orthodox look funny and they never forgive that.</text:p>
      <text:p text:style-name="P116">Same with Islam – if it was not miserable it would make them look funny.</text:p>
      <text:p text:style-name="P116">Same with Ethiopian and Armenian orthodoxy.</text:p>
      <text:p text:style-name="P116"/>
      <text:p text:style-name="P117">They also don’t care about Georgians because in Georgian dialect of Russian language it says in the bible that Jesus was female as well as male and that he had a male consort and a wife.</text:p>
      <text:p text:style-name="P117"/>
      <text:p text:style-name="P118">This is because the Bydlo or Cattle – average people – of the cone headed species begin to utterly hate people who are frequently corrected or exposed for even the most minor wrongdoing. This is also why the devil is said in the bible that he would endure eternal damnation – because the Bydlo never forgives someone looking funny and Jesus made the devil look funny by not screaming and cursing when he was crucified.</text:p>
      <text:p text:style-name="P118">It is the same reason Christianity took over from Greek god worship – they were not superior, but they were credible enough morally to make the pagans look funny, so they won.</text:p>
      <text:p text:style-name="P118">Even though the gravity level might be better than true mortality, the Yagnas will continue, and we will also sacrifice our mi<text:span text:style-name="T43">n</text:span>d and consciousness and enter damnation, because those who are a bit worse, but credible enough, make the current best look funny, and thus replace it.</text:p>
      <text:p text:style-name="P118"/>
      <text:p text:style-name="P119"><text:soft-page-break/>The planet Mars could also have life on its interior, if it is hollow. This is because the “vacuum” greenhouse effect can multiply the temperature by as much as square root of 3.</text:p>
      <text:p text:style-name="P119">This would depend on what kind of material it has inside.</text:p>
      <text:p text:style-name="P119">Such beings could have originally lived on the surface, but then they calculated that the atmosphere would whizz off, so they decided to burrow underground, taking their air in.</text:p>
      <text:p text:style-name="P119">Then they became “space incels” because the women would constantly try to revert the decision, as they find the moons romantic.</text:p>
      <text:p text:style-name="P119">They upgrade the metal the same way as the blue beings get DDR7 technology, but use it for the cables of broomstick engine inside the flying saucer.</text:p>
      <text:p text:style-name="P119">This is because such cable would be much stronger and have much greater conductivity.</text:p>
      <text:p text:style-name="P119">This allows the “arrow” cable to lift a flying saucer as well as the person.</text:p>
      <text:p text:style-name="P119">Then they go and kidnap earth females as sexual slaves because they have not much women left. To do so they use their flying saucers by “jumping” between Mars and the Earth the same way an inter stellar jump would be done with the asymmetric velocity.</text:p>
      <text:p text:style-name="P119">The Jepthah’s daughter biblical character is an example.</text:p>
      <text:p text:style-name="P119">She was not burned at the stake, she was put on a cross, and given a pointy bishop hat, to be transferred to their flying saucer in exchange for victory in a battle.</text:p>
      <text:p text:style-name="P120">This is also why Paul the apostle told all Christian women to wear a very long hair – so that the aliens can lift up their hair with air suction and when they stretch their arms a little bit they can beam in some energy and lift them up on the spaceship. <text:span text:style-name="T45">This is possible because on one </text:span><text:span text:style-name="T46">or more</text:span><text:span text:style-name="T45"> of their bodies they have a metal prick woven in their hair. </text:span><text:span text:style-name="T47">This is the so called sign of power of the man over her (a fraudulent description).</text:span></text:p>
      <text:p text:style-name="P120">This is also why Orthodox Jewish women always wear a wig, so that they cannot be beamed up.</text:p>
      <text:p text:style-name="P120">It can also be achieved by not having very long hair.</text:p>
      <text:p text:style-name="P121">The pointy hat can be used by individuals to move to and from the “Sky platfom” but it looks mostly identical to the Earth in at least some places.</text:p>
      <text:p text:style-name="P121">If they get beamed of energy they can also go to space.</text:p>
      <text:p text:style-name="P122">Then they impregnate the woman to get her other “half” that stayed on the Earth. It vanishes from point of view of their parents.</text:p>
      <text:p text:style-name="P122">The semen is taken from the woman’s rectum, because she was <text:span text:style-name="T44">sodomised</text:span> by the Christian priest.</text:p>
      <text:p text:style-name="P123">Also they kidnap men who are used to commit “adultery in their heart” with the kidnapped women as they cannot get pregnant without it.</text:p>
      <text:p text:style-name="P124">The british are doing the same thing with their harrier aircraft as those flying saucers except they can’t go inter-stellar. Or maybe they now can?</text:p>
      <text:p text:style-name="P125">That’s why the UK imports a large amount of foreign women – to kill them to make materials for VTOL aircraft.</text:p>
      <text:p text:style-name="P125">And that’s why so many foreign women avoid having children after arriving to the UK.</text:p>
      <text:p text:style-name="P125">Foreign men have absolutely no value in the UK unless they brought some money with themselves or their companies.</text:p>
      <text:p text:style-name="P126">The reason the UK giveth benefits to foreign men is because they have no legal grounds to kick them out.</text:p>
      <text:p text:style-name="P127">British men are automatons of the UK monarchy. That’s because they’d do anything for honour and honour is defined formally as formal titles and privileges bestowed by the monarchy.</text:p>
      <text:p text:style-name="P127"/>
      <text:p text:style-name="P128">The USA has greater gravity and the in-out field for the wave-function is inverse because of the vanguard / planet moving engine arm (one of them) is underneath it.</text:p>
      <text:p text:style-name="P128">Another arm is underneath northern Bulgaria.</text:p>
      <text:p text:style-name="P128">Another one is southern Japan.</text:p>
      <text:p text:style-name="P128">And another one is where Atlantis is claimed to have existed.</text:p>
      <text:p text:style-name="P129">The inward-outward field is roughly determined by the sign of the Levi-Cevitta connection, <text:span text:style-name="T48">which determines a pseudo-sign of the gravitational field energy.</text:span></text:p>
      <text:p text:style-name="P130">But when it flips, it is still the same sign from own point of view.</text:p>
      <text:p text:style-name="P131"><text:soft-page-break/>Suggested Locking field:</text:p>
      <text:p text:style-name="P131"/>
      <text:p text:style-name="P131"><draw:frame draw:style-name="fr1" draw:name="Object53" text:anchor-type="as-char" svg:y="-0.437cm" svg:width="6.121cm" svg:height="0.586cm" draw:z-index="52"><draw:object xlink:href="./Object 53" xlink:type="simple" xlink:show="embed" xlink:actuate="onLoad"/><draw:image xlink:href="./ObjectReplacements/Object 53" xlink:type="simple" xlink:show="embed" xlink:actuate="onLoad"/><svg:desc>formula</svg:desc></draw:frame></text:p>
      <text:p text:style-name="P131"/>
      <text:p text:style-name="P132">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33">K is a scalar field.</text:p>
      <text:p text:style-name="P134">The split knocking works by substituting qAc for K tensor by knocking with the +2Aq or +4Aq velocity.</text:p>
      <text:p text:style-name="P134"/>
      <text:p text:style-name="P135">About transportation:</text:p>
      <text:p text:style-name="P135">Power tower allows electricity to about 10.5 KM.</text:p>
      <text:p text:style-name="P135">Enough for charging of an EV for 12 minutes.</text:p>
      <text:p text:style-name="P135"/>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102">30</text:p>
          </table:table-cell>
          <table:table-cell table:style-name="Table2.A1" office:value-type="string">
            <text:p text:style-name="P102">15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text:p>
          </table:table-cell>
          <table:table-cell table:style-name="Table2.A1" office:value-type="string">
            <text:p text:style-name="P102">109601.55108391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text:p>
          </table:table-cell>
          <table:table-cell table:style-name="Table2.A1" office:value-type="string">
            <text:p text:style-name="P102">89489.29172439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text:p>
          </table:table-cell>
          <table:table-cell table:style-name="Table2.A1" office:value-type="string">
            <text:p text:style-name="P102">77500</text:p>
          </table:table-cell>
          <table:table-cell table:style-name="Table2.A1" office:value-type="string">
            <text:p text:style-name="P101"/>
          </table:table-cell>
          <table:table-cell table:style-name="Table2.A1" office:value-type="string">
            <text:p text:style-name="P102">240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50</text:p>
          </table:table-cell>
          <table:table-cell table:style-name="Table2.A1" office:value-type="string">
            <text:p text:style-name="P102">69318.107302493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80</text:p>
          </table:table-cell>
          <table:table-cell table:style-name="Table2.A1" office:value-type="string">
            <text:p text:style-name="P102">63278.48502189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10</text:p>
          </table:table-cell>
          <table:table-cell table:style-name="Table2.A1" office:value-type="string">
            <text:p text:style-name="P102">58584.4933164302</text:p>
          </table:table-cell>
          <table:table-cell table:style-name="Table2.A1" office:value-type="string">
            <text:p text:style-name="P101"/>
          </table:table-cell>
          <table:table-cell table:style-name="Table2.A1" office:value-type="string">
            <text:p text:style-name="P102">9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40</text:p>
          </table:table-cell>
          <table:table-cell table:style-name="Table2.A1" office:value-type="string">
            <text:p text:style-name="P102">54800.775541957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70</text:p>
          </table:table-cell>
          <table:table-cell table:style-name="Table2.A1" office:value-type="string">
            <text:p text:style-name="P102">51666.6666666667</text:p>
          </table:table-cell>
          <table:table-cell table:style-name="Table2.A1" office:value-type="string">
            <text:p text:style-name="P101"/>
          </table:table-cell>
          <table:table-cell table:style-name="Table2.A1" office:value-type="string">
            <text:p text:style-name="P102">26.66666666666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00</text:p>
          </table:table-cell>
          <table:table-cell table:style-name="Table2.A1" office:value-type="string">
            <text:p text:style-name="P102">49015.3037326099</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30</text:p>
          </table:table-cell>
          <table:table-cell table:style-name="Table2.A1" office:value-type="string">
            <text:p text:style-name="P102">46734.2584095534</text:p>
          </table:table-cell>
          <table:table-cell table:style-name="Table2.A1" office:value-type="string">
            <text:p text:style-name="P101"/>
          </table:table-cell>
          <table:table-cell table:style-name="Table2.A1" office:value-type="string">
            <text:p text:style-name="P102">2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60</text:p>
          </table:table-cell>
          <table:table-cell table:style-name="Table2.A1" office:value-type="string">
            <text:p text:style-name="P102">44744.645862196</text:p>
          </table:table-cell>
          <table:table-cell table:style-name="Table2.A1" office:value-type="string">
            <text:p text:style-name="P101"/>
          </table:table-cell>
          <table:table-cell table:style-name="Table2.A1" office:value-type="string">
            <text:p text:style-name="P102">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90</text:p>
          </table:table-cell>
          <table:table-cell table:style-name="Table2.A1" office:value-type="string">
            <text:p text:style-name="P102">42989.2652074553</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20</text:p>
          </table:table-cell>
          <table:table-cell table:style-name="Table2.A1" office:value-type="string">
            <text:p text:style-name="P102">41425.4924964258</text:p>
          </table:table-cell>
          <table:table-cell table:style-name="Table2.A1" office:value-type="string">
            <text:p text:style-name="P101"/>
          </table:table-cell>
          <table:table-cell table:style-name="Table2.A1" office:value-type="string">
            <text:p text:style-name="P102">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50</text:p>
          </table:table-cell>
          <table:table-cell table:style-name="Table2.A1" office:value-type="string">
            <text:p text:style-name="P102">40020.827910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80</text:p>
          </table:table-cell>
          <table:table-cell table:style-name="Table2.A1" office:value-type="string">
            <text:p text:style-name="P102">38750</text:p>
          </table:table-cell>
          <table:table-cell table:style-name="Table2.A1" office:value-type="string">
            <text:p text:style-name="P101">Charge time</text:p>
          </table:table-cell>
          <table:table-cell table:style-name="Table2.A1" office:value-type="string">
            <text:p text:style-name="P102">11.4285714285714</text:p>
          </table:table-cell>
          <table:table-cell table:style-name="Table2.A1" office:value-type="string">
            <text:p text:style-name="P101">Average Road in UK/Us assuming 2h drive tim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10</text:p>
          </table:table-cell>
          <table:table-cell table:style-name="Table2.A1" office:value-type="string">
            <text:p text:style-name="P102">37593.0218806316</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40</text:p>
          </table:table-cell>
          <table:table-cell table:style-name="Table2.A1" office:value-type="string">
            <text:p text:style-name="P102">36533.850361305</text:p>
          </table:table-cell>
          <table:table-cell table:style-name="Table2.A1" office:value-type="string">
            <text:p text:style-name="P101"/>
          </table:table-cell>
          <table:table-cell table:style-name="Table2.A1" office:value-type="string">
            <text:p text:style-name="P102">34.2857142857143</text:p>
          </table:table-cell>
          <table:table-cell table:style-name="Table2.A1" office:value-type="string">
            <text:p text:style-name="P101">Drive time, steep roads, <text:soft-page-break/>in minutes</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70</text:p>
          </table:table-cell>
          <table:table-cell table:style-name="Table2.A1" office:value-type="string">
            <text:p text:style-name="P102">35559.438749937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0</text:p>
          </table:table-cell>
          <table:table-cell table:style-name="Table2.A1" office:value-type="string">
            <text:p text:style-name="P102">34659.05365124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30</text:p>
          </table:table-cell>
          <table:table-cell table:style-name="Table2.A1" office:value-type="string">
            <text:p text:style-name="P102">33823.7729865788</text:p>
          </table:table-cell>
          <table:table-cell table:style-name="Table2.A1" office:value-type="string">
            <text:p text:style-name="P101"/>
          </table:table-cell>
          <table:table-cell table:style-name="Table2.A1" office:value-type="string">
            <text:p text:style-name="P102">1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60</text:p>
          </table:table-cell>
          <table:table-cell table:style-name="Table2.A1" office:value-type="string">
            <text:p text:style-name="P102">33046.1110351196</text:p>
          </table:table-cell>
          <table:table-cell table:style-name="Table2.A1" office:value-type="string">
            <text:p text:style-name="P101">Battery </text:p>
          </table:table-cell>
          <table:table-cell table:style-name="Table2.A1" office:value-type="string">
            <text:p text:style-name="P102">135</text:p>
          </table:table-cell>
          <table:table-cell table:style-name="Table2.A1" office:value-type="string">
            <text:p text:style-name="P101">Kg, no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90</text:p>
          </table:table-cell>
          <table:table-cell table:style-name="Table2.A1" office:value-type="string">
            <text:p text:style-name="P102">32319.7341788466</text:p>
          </table:table-cell>
          <table:table-cell table:style-name="Table2.A1" office:value-type="string">
            <text:p text:style-name="P101"/>
          </table:table-cell>
          <table:table-cell table:style-name="Table2.A1" office:value-type="string">
            <text:p text:style-name="P102">168.75</text:p>
          </table:table-cell>
          <table:table-cell table:style-name="Table2.A1" office:value-type="string">
            <text:p text:style-name="P101">Kg, with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20</text:p>
          </table:table-cell>
          <table:table-cell table:style-name="Table2.A1" office:value-type="string">
            <text:p text:style-name="P102">31639.242510949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50</text:p>
          </table:table-cell>
          <table:table-cell table:style-name="Table2.A1" office:value-type="string">
            <text:p text:style-name="P102">31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80</text:p>
          </table:table-cell>
          <table:table-cell table:style-name="Table2.A1" office:value-type="string">
            <text:p text:style-name="P102">30398.000946418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10</text:p>
          </table:table-cell>
          <table:table-cell table:style-name="Table2.A1" office:value-type="string">
            <text:p text:style-name="P102">29829.763908130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40</text:p>
          </table:table-cell>
          <table:table-cell table:style-name="Table2.A1" office:value-type="string">
            <text:p text:style-name="P102">29292.2466582151</text:p>
          </table:table-cell>
          <table:table-cell table:style-name="Table2.A1" office:value-type="string">
            <text:p text:style-name="P101"/>
          </table:table-cell>
          <table:table-cell table:style-name="Table2.A1" office:value-type="string">
            <text:p text:style-name="P101">Compressed Air Hybrid:</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70</text:p>
          </table:table-cell>
          <table:table-cell table:style-name="Table2.A1" office:value-type="string">
            <text:p text:style-name="P102">28782.777417443</text:p>
          </table:table-cell>
          <table:table-cell table:style-name="Table2.A1" office:value-type="string">
            <text:p text:style-name="P101"/>
          </table:table-cell>
          <table:table-cell table:style-name="Table2.A1" office:value-type="string">
            <text:p text:style-name="P101">200Kg of air, 100 Usabl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0</text:p>
          </table:table-cell>
          <table:table-cell table:style-name="Table2.A1" office:value-type="string">
            <text:p text:style-name="P102">28298.9988044336</text:p>
          </table:table-cell>
          <table:table-cell table:style-name="Table2.A1" office:value-type="string">
            <text:p text:style-name="P101"/>
          </table:table-cell>
          <table:table-cell table:style-name="Table2.A1" office:value-type="string">
            <text:p text:style-name="P101">Isothermal expansion turbine with heat flowing from </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30</text:p>
          </table:table-cell>
          <table:table-cell table:style-name="Table2.A1" office:value-type="string">
            <text:p text:style-name="P102">27838.8218141501</text:p>
          </table:table-cell>
          <table:table-cell table:style-name="Table2.A1" office:value-type="string">
            <text:p text:style-name="P101"/>
          </table:table-cell>
          <table:table-cell table:style-name="Table2.A1" office:value-type="string">
            <text:p text:style-name="P101">turbine to ai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60</text:p>
          </table:table-cell>
          <table:table-cell table:style-name="Table2.A1" office:value-type="string">
            <text:p text:style-name="P102">27400.3877709787</text:p>
          </table:table-cell>
          <table:table-cell table:style-name="Table2.A1" office:value-type="string">
            <text:p text:style-name="P101"/>
          </table:table-cell>
          <table:table-cell table:style-name="Table2.A1" office:value-type="string">
            <text:p text:style-name="P102">575646.27324851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90</text:p>
          </table:table-cell>
          <table:table-cell table:style-name="Table2.A1" office:value-type="string">
            <text:p text:style-name="P102">26982.0366731332</text:p>
          </table:table-cell>
          <table:table-cell table:style-name="Table2.A1" office:value-type="string">
            <text:p text:style-name="P101"/>
          </table:table-cell>
          <table:table-cell table:style-name="Table2.A1" office:value-type="string">
            <text:p text:style-name="P101">Per Kg similar to EV if mass was 400 Kg</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20</text:p>
          </table:table-cell>
          <table:table-cell table:style-name="Table2.A1" office:value-type="string">
            <text:p text:style-name="P102">26582.2806970889</text:p>
          </table:table-cell>
          <table:table-cell table:style-name="Table2.A1" office:value-type="string">
            <text:p text:style-name="P101"/>
          </table:table-cell>
          <table:table-cell table:style-name="Table2.A1" office:value-type="string">
            <text:p text:style-name="P101">That means 2x1.5x1.3 m</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50</text:p>
          </table:table-cell>
          <table:table-cell table:style-name="Table2.A1" office:value-type="string">
            <text:p text:style-name="P102">26199.781896584</text:p>
          </table:table-cell>
          <table:table-cell table:style-name="Table2.A1" office:value-type="string">
            <text:p text:style-name="P101"/>
          </table:table-cell>
          <table:table-cell table:style-name="Table2.A1" office:value-type="string">
            <text:p text:style-name="P101">Whole engine section for the tank would be enough</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80</text:p>
          </table:table-cell>
          <table:table-cell table:style-name="Table2.A1" office:value-type="string">
            <text:p text:style-name="P102">25833.3333333333</text:p>
          </table:table-cell>
          <table:table-cell table:style-name="Table2.A1" office:value-type="string">
            <text:p text:style-name="P101"/>
          </table:table-cell>
          <table:table-cell table:style-name="Table2.A1" office:value-type="string">
            <text:p text:style-name="P101">for a “scooby doo car” looking car or both <text:soft-page-break/>the boot</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10</text:p>
          </table:table-cell>
          <table:table-cell table:style-name="Table2.A1" office:value-type="string">
            <text:p text:style-name="P102">25481.8430323304</text:p>
          </table:table-cell>
          <table:table-cell table:style-name="Table2.A1" office:value-type="string">
            <text:p text:style-name="P101"/>
          </table:table-cell>
          <table:table-cell table:style-name="Table2.A1" office:value-type="string">
            <text:p text:style-name="P101">and the engine compartment of an ordinary ca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40</text:p>
          </table:table-cell>
          <table:table-cell table:style-name="Table2.A1" office:value-type="string">
            <text:p text:style-name="P102">25144.3202752682</text:p>
          </table:table-cell>
          <table:table-cell table:style-name="Table2.A1" office:value-type="string">
            <text:p text:style-name="P101"/>
          </table:table-cell>
          <table:table-cell table:style-name="Table2.A1" office:value-type="string">
            <text:p text:style-name="P101">for equal drive time to EV</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70</text:p>
          </table:table-cell>
          <table:table-cell table:style-name="Table2.A1" office:value-type="string">
            <text:p text:style-name="P102">24819.8638397885</text:p>
          </table:table-cell>
          <table:table-cell table:style-name="Table2.A1" office:value-type="string">
            <text:p text:style-name="P101"/>
          </table:table-cell>
          <table:table-cell table:style-name="Table2.A1" office:value-type="string">
            <text:p text:style-name="P101">The boot is not a necessity as most people go on a</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0</text:p>
          </table:table-cell>
          <table:table-cell table:style-name="Table2.A1" office:value-type="string">
            <text:p text:style-name="P102">24507.6518663049</text:p>
          </table:table-cell>
          <table:table-cell table:style-name="Table2.A1" office:value-type="string">
            <text:p text:style-name="P101"/>
          </table:table-cell>
          <table:table-cell table:style-name="Table2.A1" office:value-type="string">
            <text:p text:style-name="P101">holiday by pla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30</text:p>
          </table:table-cell>
          <table:table-cell table:style-name="Table2.A1" office:value-type="string">
            <text:p text:style-name="P102">24206.9330927339</text:p>
          </table:table-cell>
          <table:table-cell table:style-name="Table2.A1" office:value-type="string">
            <text:p text:style-name="P101"/>
          </table:table-cell>
          <table:table-cell table:style-name="Table2.A1" office:value-type="string">
            <text:p text:style-name="P102">1.481481481481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60</text:p>
          </table:table-cell>
          <table:table-cell table:style-name="Table2.A1" office:value-type="string">
            <text:p text:style-name="P102">23917.0192441242</text:p>
          </table:table-cell>
          <table:table-cell table:style-name="Table2.A1" office:value-type="string">
            <text:p text:style-name="P101"/>
          </table:table-cell>
          <table:table-cell table:style-name="Table2.A1" office:value-type="string">
            <text:p text:style-name="P102">1.064814814814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90</text:p>
          </table:table-cell>
          <table:table-cell table:style-name="Table2.A1" office:value-type="string">
            <text:p text:style-name="P102">23637.2784015537</text:p>
          </table:table-cell>
          <table:table-cell table:style-name="Table2.A1" office:value-type="string">
            <text:p text:style-name="P101"/>
          </table:table-cell>
          <table:table-cell table:style-name="Table2.A1" office:value-type="string">
            <text:p text:style-name="P101">And you get 120 HP worth of engine power instead of</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20</text:p>
          </table:table-cell>
          <table:table-cell table:style-name="Table2.A1" office:value-type="string">
            <text:p text:style-name="P102">23367.1292047767</text:p>
          </table:table-cell>
          <table:table-cell table:style-name="Table2.A1" office:value-type="string">
            <text:p text:style-name="P101"/>
          </table:table-cell>
          <table:table-cell table:style-name="Table2.A1" office:value-type="string">
            <text:p text:style-name="P101">200 because of losses of isothermal turbi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50</text:p>
          </table:table-cell>
          <table:table-cell table:style-name="Table2.A1" office:value-type="string">
            <text:p text:style-name="P102">23106.035767497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
      <text:p text:style-name="Standard"/>
      <text:p text:style-name="P135">However, the EV can be substituted by compressed air hybrid engine, if the tankage is placed in both the boot and engine space, and it is SUV size with not sport class engine power. This would avoid the mining of cobalt by children and the massive pollution to the environment from the non recycled batteries.</text:p>
      <text:p text:style-name="P136">To achieve isothermal expansion cylinder engine, the cylinder has to have a large area and small drive depth. But it can have parallel pistons so it doesn’t necessarily have to be low power.</text:p>
      <text:p text:style-name="P137">Theoretically it is possible to compress the air by isochoric process and pump it back into the tank.</text:p>
      <text:p text:style-name="P137">However this is only likely to work for a short range of velocities.</text:p>
      <text:p text:style-name="P137">The entropy is then still going to be the same or increase because the vehicle will contain some tritium in the work fluid.</text:p>
      <text:p text:style-name="P137">The efficiency of the Tritium decay would be about 144 to energy output.</text:p>
      <text:p text:style-name="P138">This results in irradiation by a bus of less than the French standard for workers of nuclear plants.</text:p>
      <text:p text:style-name="P138">However, if a taxi uses the tritium drive, it will irradiate quite a lot.</text:p>
      <text:p text:style-name="P138">So people who frequently travel by taxi are likely to get increased cancer rates.</text:p>
      <text:p text:style-name="P139">In the lokas or planets where there is no space, the entropy is conserved, so the metals get re aggregated after they have been rusted/oxidised away, to use up any remaining entropy allowance from sunlight or power towers that wasn’t used up.</text:p>
      <text:p text:style-name="P140"><text:soft-page-break/>How the Soviet Union managed to get people to have “all” a high quality life – they made half the people into slaves, to be used up as entropy allowance for the “free” people, where the “slave” would be damaged when there is a need to pay for a service or good.</text:p>
      <text:p text:style-name="P140">That’s why they didn’t have drug users, homeless, long term unemployed and prostitutes save for elite ones for the government.</text:p>
      <text:p text:style-name="P141">The alternative to that is as they had it before perestroika – again, such people didn’t exist, but the salaries were low and the economy had to be planned, including planned waste, in order to cancel out the extra entropy balance.</text:p>
      <text:p text:style-name="P142">Why do the Marxists do a “re-Feinmanisation” every time new physics is discovered or concocted? It is because he is the only famous Physicist from a working class family and he is used to promote the idea that anybody can go to the top, while being from the working class.</text:p>
      <text:p text:style-name="P142">They will badmouth any new development unless the author of the new theory is even more proletarian that Feinman.</text:p>
      <text:p text:style-name="P143">This is to promote to proletarian people the idea that they reached and surpassed the intelligence of the elites and intelligentsia and are now ahead of everyone.</text:p>
      <text:p text:style-name="P143">This prevents them from seeking better knowledge and thus limits their ability to achieve communism.</text:p>
      <text:p text:style-name="P143">Thus the western “left-wing” politicians are really the servants of the ruling class to conduct class warfare against their own working class people.</text:p>
      <text:p text:style-name="P143">However ex communist parties do have this over-unity and free energy technology and they cannot get out of the middle income trap, because getting out of it involves creating a lot of long term unemployed, homeless, drug users and prostitutes. They (the western countries) basically grab their allowance of entropy and give it to the middle class and rich.</text:p>
      <text:p text:style-name="P146">The reason the Brezhnevist Soviet communism did not worship Feinman is because they weren’t trying to send a message to the history books, whey were trying to create a just and tolerant society.</text:p>
      <text:p text:style-name="P146">It is unclear who the whole lot of western influencers and marxist academics are trying to send “messages” to.</text:p>
      <text:p text:style-name="P146">They are insane, thinking they are just stories in a book and not actual people. <text:span text:style-name="T49">This is caused by the belief that all their actions are recorded in the book of deeds, as stated in the Apocalypse book from the Bible.</text:span></text:p>
      <text:h text:style-name="P144" text:outline-level="1">References</text:h>
      <text:p text:style-name="P88"/>
      <text:p text:style-name="P88">1. Sci Total Environ. 1983 Dec 15;32(1):35-54.doi: 10.1016/0048-9697(83)90131-6.</text:p>
      <text:p text:style-name="P89">2. “Quantum Theory with relativity of reference frame but no time dilation.”, 2023, Goran Dakov, Amazon KDP book</text:p>
      <text:p text:style-name="P89"><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7T10:17:31.965409070</dc:date>
    <meta:editing-duration>PT15H56M5S</meta:editing-duration>
    <meta:editing-cycles>245</meta:editing-cycles>
    <meta:generator>LibreOffice/7.3.7.2$Linux_X86_64 LibreOffice_project/30$Build-2</meta:generator>
    <meta:document-statistic meta:table-count="2" meta:image-count="0" meta:object-count="53" meta:page-count="20" meta:paragraph-count="610" meta:word-count="7898" meta:character-count="45676" meta:non-whitespace-character-count="38311"/>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delta ( {+-mc^3 +q c A_"any"} over {  m c^3 } +%phi_%rho K_%mu^{%eta %rho})</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aether" ( {+-mc^3 +q c A_"any"} over {  m c^3 } +%phi_%rho K_%mu^{%eta %rho} )</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sup>
          <mi>ϕ</mi>
          <mi>T</mi>
        </msup>
      </mrow>
    </mrow>
    <annotation encoding="StarMath 5.0">K_%mu^{%eta %rho}=-(E_%mu otimes E_%mu) ( E^%eta otimes E^%rho )^-1 K otimes %phi^T</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